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2.3047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1.9508in"/>
    </style:style>
    <style:style style:name="co9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default-cell-style-name="ce4"/>
        <table:table-column table:style-name="co9" table:default-cell-style-name="ce4"/>
        <table:table-row table:style-name="ro1">
          <table:table-cell table:style-name="Default" office:value-type="string" calcext:value-type="string">
            <text:p>Simple</text:p>
          </table:table-cell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Complex</text:p>
          </table:table-cell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Sequential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equential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raytrace_seq</text:p>
          </table:table-cell>
          <table:table-cell office:value-type="float" office:value="112.94" calcext:value-type="float">
            <text:p>112.94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raytrace_seq</text:p>
          </table:table-cell>
          <table:table-cell office:value-type="float" office:value="3585.36" calcext:value-type="float">
            <text:p>3585.36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Strip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Strip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Number of Strip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Number of Strip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office:value-type="float" office:value="175.619535" calcext:value-type="float">
            <text:p>175.619535</text:p>
          </table:table-cell>
          <table:table-cell table:formula="of:=[.$B$3]/[.C7]" office:value-type="float" office:value="0.643094744556749" calcext:value-type="float">
            <text:p>0.6430947445567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office:value-type="float" office:value="5829.111607" calcext:value-type="float">
            <text:p>5829.111607</text:p>
          </table:table-cell>
          <table:table-cell table:formula="of:=[.$I$3]/[.J7]" office:value-type="float" office:value="0.615078290093889" calcext:value-type="float">
            <text:p>0.6150782900938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(srun –n 2)</text:p>
          </table:table-cell>
          <table:table-cell office:value-type="float" office:value="2" calcext:value-type="float">
            <text:p>2</text:p>
          </table:table-cell>
          <table:table-cell office:value-type="float" office:value="121.061101" calcext:value-type="float">
            <text:p>121.061101</text:p>
          </table:table-cell>
          <table:table-cell table:formula="of:=[.$B$3]/[.C8]" office:value-type="float" office:value="0.932917337336954" calcext:value-type="float">
            <text:p>0.932917337336954</text:p>
          </table:table-cell>
          <table:table-cell office:value-type="float" office:value="0.000505" calcext:value-type="float">
            <text:p>0.000505</text:p>
          </table:table-cell>
          <table:table-cell table:number-columns-repeated="2"/>
          <table:table-cell office:value-type="string" calcext:value-type="string">
            <text:p>2 (srun –n 2)</text:p>
          </table:table-cell>
          <table:table-cell office:value-type="float" office:value="2" calcext:value-type="float">
            <text:p>2</text:p>
          </table:table-cell>
          <table:table-cell office:value-type="float" office:value="5672.015734" calcext:value-type="float">
            <text:p>5672.015734</text:p>
          </table:table-cell>
          <table:table-cell table:formula="of:=[.$I$3]/[.J8]" office:value-type="float" office:value="0.632113902383614" calcext:value-type="float">
            <text:p>0.632113902383614</text:p>
          </table:table-cell>
          <table:table-cell office:value-type="float" office:value="0.000091" calcext:value-type="float">
            <text:p>9.1E-05</text:p>
          </table:table-cell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office:value-type="float" office:value="82.225865" calcext:value-type="float">
            <text:p>82.225865</text:p>
          </table:table-cell>
          <table:table-cell table:formula="of:=[.$B$3]/[.C9]" office:value-type="float" office:value="1.37353374148147" calcext:value-type="float">
            <text:p>1.37353374148147</text:p>
          </table:table-cell>
          <table:table-cell office:value-type="float" office:value="0.002754" calcext:value-type="float">
            <text:p>0.002754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office:value-type="float" office:value="3291.988749" calcext:value-type="float">
            <text:p>3291.988749</text:p>
          </table:table-cell>
          <table:table-cell table:formula="of:=[.$I$3]/[.J9]" office:value-type="float" office:value="1.08911672346666" calcext:value-type="float">
            <text:p>1.08911672346666</text:p>
          </table:table-cell>
          <table:table-cell office:value-type="float" office:value="0.000148" calcext:value-type="float">
            <text:p>0.000148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office:value-type="float" office:value="41.130541" calcext:value-type="float">
            <text:p>41.130541</text:p>
          </table:table-cell>
          <table:table-cell table:formula="of:=[.$B$3]/[.C10]" office:value-type="float" office:value="2.74589142895057" calcext:value-type="float">
            <text:p>2.74589142895057</text:p>
          </table:table-cell>
          <table:table-cell office:value-type="float" office:value="0.003184" calcext:value-type="float">
            <text:p>0.003184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I$3]/[.J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 office:value-type="float" office:value="26.236589" calcext:value-type="float">
            <text:p>26.236589</text:p>
          </table:table-cell>
          <table:table-cell table:formula="of:=[.$B$3]/[.C11]" office:value-type="float" office:value="4.30467542865424" calcext:value-type="float">
            <text:p>4.30467542865424</text:p>
          </table:table-cell>
          <table:table-cell office:value-type="float" office:value="0.028886" calcext:value-type="float">
            <text:p>0.02888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I$3]/[.J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0 (srun –n 20)</text:p>
          </table:table-cell>
          <table:table-cell office:value-type="float" office:value="20" calcext:value-type="float">
            <text:p>20</text:p>
          </table:table-cell>
          <table:table-cell office:value-type="float" office:value="22.363491" calcext:value-type="float">
            <text:p>22.363491</text:p>
          </table:table-cell>
          <table:table-cell table:formula="of:=[.$B$3]/[.C12]" office:value-type="float" office:value="5.0501954278963" calcext:value-type="float">
            <text:p>5.0501954278963</text:p>
          </table:table-cell>
          <table:table-cell office:value-type="float" office:value="0.118175" calcext:value-type="float">
            <text:p>0.118175</text:p>
          </table:table-cell>
          <table:table-cell table:number-columns-repeated="2"/>
          <table:table-cell office:value-type="string" calcext:value-type="string">
            <text:p>20 (srun –n 20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I$3]/[.J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 office:value-type="float" office:value="18.112424" calcext:value-type="float">
            <text:p>18.112424</text:p>
          </table:table-cell>
          <table:table-cell table:formula="of:=[.$B$3]/[.C13]" office:value-type="float" office:value="6.23549890395675" calcext:value-type="float">
            <text:p>6.23549890395675</text:p>
          </table:table-cell>
          <table:table-cell office:value-type="float" office:value="0.097723" calcext:value-type="float">
            <text:p>0.097723</text:p>
          </table:table-cell>
          <table:table-cell table:number-columns-repeated="2"/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$I$3]/[.J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 office:value-type="float" office:value="12.570574" calcext:value-type="float">
            <text:p>12.570574</text:p>
          </table:table-cell>
          <table:table-cell table:formula="of:=[.$B$3]/[.C14]" office:value-type="float" office:value="8.98447437642863" calcext:value-type="float">
            <text:p>8.98447437642863</text:p>
          </table:table-cell>
          <table:table-cell office:value-type="float" office:value="0.093093" calcext:value-type="float">
            <text:p>0.093093</text:p>
          </table:table-cell>
          <table:table-cell table:number-columns-repeated="2"/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$I$3]/[.J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 office:value-type="float" office:value="10.159625" calcext:value-type="float">
            <text:p>10.159625</text:p>
          </table:table-cell>
          <table:table-cell table:formula="of:=[.$B$3]/[.C15]" office:value-type="float" office:value="11.116552038092" calcext:value-type="float">
            <text:p>11.116552038092</text:p>
          </table:table-cell>
          <table:table-cell office:value-type="float" office:value="0.19525" calcext:value-type="float">
            <text:p>0.19525</text:p>
          </table:table-cell>
          <table:table-cell table:number-columns-repeated="2"/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$I$3]/[.J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55 (srun –n 55)</text:p>
          </table:table-cell>
          <table:table-cell office:value-type="float" office:value="55" calcext:value-type="float">
            <text:p>55</text:p>
          </table:table-cell>
          <table:table-cell office:value-type="float" office:value="9.505927" calcext:value-type="float">
            <text:p>9.505927</text:p>
          </table:table-cell>
          <table:table-cell table:formula="of:=[.$B$3]/[.C16]" office:value-type="float" office:value="11.8810085539264" calcext:value-type="float">
            <text:p>11.8810085539264</text:p>
          </table:table-cell>
          <table:table-cell office:value-type="float" office:value="0.188241" calcext:value-type="float">
            <text:p>0.188241</text:p>
          </table:table-cell>
          <table:table-cell table:number-columns-repeated="2"/>
          <table:table-cell office:value-type="string" calcext:value-type="string">
            <text:p>55 (srun –n 55)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$I$3]/[.J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 office:value-type="float" office:value="8.895179" calcext:value-type="float">
            <text:p>8.895179</text:p>
          </table:table-cell>
          <table:table-cell table:formula="of:=[.$B$3]/[.C17]" office:value-type="float" office:value="12.6967652927502" calcext:value-type="float">
            <text:p>12.6967652927502</text:p>
          </table:table-cell>
          <table:table-cell office:value-type="float" office:value="0.368489" calcext:value-type="float">
            <text:p>0.368489</text:p>
          </table:table-cell>
          <table:table-cell table:number-columns-repeated="2"/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$I$3]/[.J17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Block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Block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office:value-type="float" office:value="179.020181" calcext:value-type="float">
            <text:p>179.020181</text:p>
          </table:table-cell>
          <table:table-cell table:formula="of:=[.$B$3]/[.C22]" office:value-type="float" office:value="0.630878593514549" calcext:value-type="float">
            <text:p>0.6308785935145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I$3]/[.J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office:value-type="float" office:value="74.760748" calcext:value-type="float">
            <text:p>74.760748</text:p>
          </table:table-cell>
          <table:table-cell table:formula="of:=[.$B$3]/[.C23]" office:value-type="float" office:value="1.51068579463651" calcext:value-type="float">
            <text:p>1.51068579463651</text:p>
          </table:table-cell>
          <table:table-cell office:value-type="float" office:value="0.01028" calcext:value-type="float">
            <text:p>0.01028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I$3]/[.J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office:value-type="float" office:value="55.282329" calcext:value-type="float">
            <text:p>55.282329</text:p>
          </table:table-cell>
          <table:table-cell table:formula="of:=[.$B$3]/[.C24]" office:value-type="float" office:value="2.04296747338557" calcext:value-type="float">
            <text:p>2.04296747338557</text:p>
          </table:table-cell>
          <table:table-cell office:value-type="float" office:value="0.073443" calcext:value-type="float">
            <text:p>0.073443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I$3]/[.J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 office:value-type="float" office:value="35.952949" calcext:value-type="float">
            <text:p>35.952949</text:p>
          </table:table-cell>
          <table:table-cell table:formula="of:=[.$B$3]/[.C25]" office:value-type="float" office:value="3.14132785046367" calcext:value-type="float">
            <text:p>3.14132785046367</text:p>
          </table:table-cell>
          <table:table-cell office:value-type="float" office:value="0.027227" calcext:value-type="float">
            <text:p>0.027227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I$3]/[.J2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 office:value-type="float" office:value="22.797144" calcext:value-type="float">
            <text:p>22.797144</text:p>
          </table:table-cell>
          <table:table-cell table:formula="of:=[.$B$3]/[.C26]" office:value-type="float" office:value="4.9541293418158" calcext:value-type="float">
            <text:p>4.9541293418158</text:p>
          </table:table-cell>
          <table:table-cell office:value-type="float" office:value="0.139857" calcext:value-type="float">
            <text:p>0.139857</text:p>
          </table:table-cell>
          <table:table-cell table:number-columns-repeated="2"/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$I$3]/[.J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 office:value-type="float" office:value="21.580952" calcext:value-type="float">
            <text:p>21.580952</text:p>
          </table:table-cell>
          <table:table-cell table:formula="of:=[.$B$3]/[.C27]" office:value-type="float" office:value="5.2333187155043" calcext:value-type="float">
            <text:p>5.2333187155043</text:p>
          </table:table-cell>
          <table:table-cell office:value-type="float" office:value="0.166538" calcext:value-type="float">
            <text:p>0.166538</text:p>
          </table:table-cell>
          <table:table-cell table:number-columns-repeated="2"/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$I$3]/[.J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 office:value-type="float" office:value="18.009026" calcext:value-type="float">
            <text:p>18.009026</text:p>
          </table:table-cell>
          <table:table-cell table:formula="of:=[.$B$3]/[.C28]" office:value-type="float" office:value="6.27129973603237" calcext:value-type="float">
            <text:p>6.27129973603237</text:p>
          </table:table-cell>
          <table:table-cell office:value-type="float" office:value="0.334002" calcext:value-type="float">
            <text:p>0.334002</text:p>
          </table:table-cell>
          <table:table-cell table:number-columns-repeated="2"/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$I$3]/[.J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 office:value-type="float" office:value="15.210045" calcext:value-type="float">
            <text:p>15.210045</text:p>
          </table:table-cell>
          <table:table-cell table:formula="of:=[.$B$3]/[.C29]" office:value-type="float" office:value="7.42535607225357" calcext:value-type="float">
            <text:p>7.42535607225357</text:p>
          </table:table-cell>
          <table:table-cell office:value-type="float" office:value="0.267504" calcext:value-type="float">
            <text:p>0.267504</text:p>
          </table:table-cell>
          <table:table-cell table:number-columns-repeated="2"/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$I$3]/[.J29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" calcext:value-type="float">
            <text:p>1</text:p>
          </table:table-cell>
          <table:table-cell office:value-type="float" office:value="47.653633" calcext:value-type="float">
            <text:p>47.653633</text:p>
          </table:table-cell>
          <table:table-cell table:formula="of:=[.$B$3]/[.C34]" office:value-type="float" office:value="2.37001867202864" calcext:value-type="float">
            <text:p>2.37001867202864</text:p>
          </table:table-cell>
          <table:table-cell office:value-type="float" office:value="0.011687" calcext:value-type="float">
            <text:p>0.011687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I$3]/[.J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5" calcext:value-type="float">
            <text:p>5</text:p>
          </table:table-cell>
          <table:table-cell office:value-type="float" office:value="47.649408" calcext:value-type="float">
            <text:p>47.649408</text:p>
          </table:table-cell>
          <table:table-cell table:formula="of:=[.$B$3]/[.C35]" office:value-type="float" office:value="2.370228817953" calcext:value-type="float">
            <text:p>2.370228817953</text:p>
          </table:table-cell>
          <table:table-cell office:value-type="float" office:value="0.004629" calcext:value-type="float">
            <text:p>0.004629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I$3]/[.J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0" calcext:value-type="float">
            <text:p>10</text:p>
          </table:table-cell>
          <table:table-cell office:value-type="float" office:value="47.67228" calcext:value-type="float">
            <text:p>47.67228</text:p>
          </table:table-cell>
          <table:table-cell table:formula="of:=[.$B$3]/[.C36]" office:value-type="float" office:value="2.36909163983766" calcext:value-type="float">
            <text:p>2.36909163983766</text:p>
          </table:table-cell>
          <table:table-cell office:value-type="float" office:value="0.011275" calcext:value-type="float">
            <text:p>0.011275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I$3]/[.J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20" calcext:value-type="float">
            <text:p>20</text:p>
          </table:table-cell>
          <table:table-cell office:value-type="float" office:value="47.872936" calcext:value-type="float">
            <text:p>47.872936</text:p>
          </table:table-cell>
          <table:table-cell table:formula="of:=[.$B$3]/[.C37]" office:value-type="float" office:value="2.35916176104177" calcext:value-type="float">
            <text:p>2.35916176104177</text:p>
          </table:table-cell>
          <table:table-cell office:value-type="float" office:value="0.00514" calcext:value-type="float">
            <text:p>0.00514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I$3]/[.J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80" calcext:value-type="float">
            <text:p>80</text:p>
          </table:table-cell>
          <table:table-cell office:value-type="float" office:value="48.269199" calcext:value-type="float">
            <text:p>48.269199</text:p>
          </table:table-cell>
          <table:table-cell table:formula="of:=[.$B$3]/[.C38]" office:value-type="float" office:value="2.33979436866147" calcext:value-type="float">
            <text:p>2.33979436866147</text:p>
          </table:table-cell>
          <table:table-cell office:value-type="float" office:value="0.01162" calcext:value-type="float">
            <text:p>0.01162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I$3]/[.J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320" calcext:value-type="float">
            <text:p>320</text:p>
          </table:table-cell>
          <table:table-cell office:value-type="float" office:value="49.858838" calcext:value-type="float">
            <text:p>49.858838</text:p>
          </table:table-cell>
          <table:table-cell table:formula="of:=[.$B$3]/[.C39]" office:value-type="float" office:value="2.26519518966728" calcext:value-type="float">
            <text:p>2.26519518966728</text:p>
          </table:table-cell>
          <table:table-cell office:value-type="float" office:value="0.005853" calcext:value-type="float">
            <text:p>0.005853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$I$3]/[.J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640" calcext:value-type="float">
            <text:p>640</text:p>
          </table:table-cell>
          <table:table-cell office:value-type="float" office:value="52.365397" calcext:value-type="float">
            <text:p>52.365397</text:p>
          </table:table-cell>
          <table:table-cell table:formula="of:=[.$B$3]/[.C40]" office:value-type="float" office:value="2.15676776020623" calcext:value-type="float">
            <text:p>2.15676776020623</text:p>
          </table:table-cell>
          <table:table-cell office:value-type="float" office:value="0.005939" calcext:value-type="float">
            <text:p>0.005939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$I$3]/[.J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280" calcext:value-type="float">
            <text:p>1280</text:p>
          </table:table-cell>
          <table:table-cell office:value-type="float" office:value="82.993798" calcext:value-type="float">
            <text:p>82.993798</text:p>
          </table:table-cell>
          <table:table-cell table:formula="of:=[.$B$3]/[.C41]" office:value-type="float" office:value="1.36082457631352" calcext:value-type="float">
            <text:p>1.36082457631352</text:p>
          </table:table-cell>
          <table:table-cell office:value-type="float" office:value="0.002594" calcext:value-type="float">
            <text:p>0.002594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$I$3]/[.J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" calcext:value-type="float">
            <text:p>1</text:p>
          </table:table-cell>
          <table:table-cell office:value-type="float" office:value="22.686289" calcext:value-type="float">
            <text:p>22.686289</text:p>
          </table:table-cell>
          <table:table-cell table:formula="of:=[.$B$3]/[.C42]" office:value-type="float" office:value="4.97833735610086" calcext:value-type="float">
            <text:p>4.97833735610086</text:p>
          </table:table-cell>
          <table:table-cell office:value-type="float" office:value="0.078114" calcext:value-type="float">
            <text:p>0.078114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I$3]/[.J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5" calcext:value-type="float">
            <text:p>5</text:p>
          </table:table-cell>
          <table:table-cell office:value-type="float" office:value="21.510798" calcext:value-type="float">
            <text:p>21.510798</text:p>
          </table:table-cell>
          <table:table-cell table:formula="of:=[.$B$3]/[.C43]" office:value-type="float" office:value="5.25038634085077" calcext:value-type="float">
            <text:p>5.25038634085077</text:p>
          </table:table-cell>
          <table:table-cell office:value-type="float" office:value="0.005657" calcext:value-type="float">
            <text:p>0.005657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I$3]/[.J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0" calcext:value-type="float">
            <text:p>10</text:p>
          </table:table-cell>
          <table:table-cell office:value-type="float" office:value="22.969003" calcext:value-type="float">
            <text:p>22.969003</text:p>
          </table:table-cell>
          <table:table-cell table:formula="of:=[.$B$3]/[.C44]" office:value-type="float" office:value="4.91706148499349" calcext:value-type="float">
            <text:p>4.91706148499349</text:p>
          </table:table-cell>
          <table:table-cell office:value-type="float" office:value="0.083974" calcext:value-type="float">
            <text:p>0.083974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I$3]/[.J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20" calcext:value-type="float">
            <text:p>20</text:p>
          </table:table-cell>
          <table:table-cell office:value-type="float" office:value="21.982382" calcext:value-type="float">
            <text:p>21.982382</text:p>
          </table:table-cell>
          <table:table-cell table:formula="of:=[.$B$3]/[.C45]" office:value-type="float" office:value="5.13775076786492" calcext:value-type="float">
            <text:p>5.13775076786492</text:p>
          </table:table-cell>
          <table:table-cell office:value-type="float" office:value="0.017573" calcext:value-type="float">
            <text:p>0.017573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I$3]/[.J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40" calcext:value-type="float">
            <text:p>40</text:p>
          </table:table-cell>
          <table:table-cell office:value-type="float" office:value="23.232298" calcext:value-type="float">
            <text:p>23.232298</text:p>
          </table:table-cell>
          <table:table-cell table:formula="of:=[.$B$3]/[.C46]" office:value-type="float" office:value="4.86133571461592" calcext:value-type="float">
            <text:p>4.86133571461592</text:p>
          </table:table-cell>
          <table:table-cell office:value-type="float" office:value="0.070674" calcext:value-type="float">
            <text:p>0.070674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$I$3]/[.J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60" calcext:value-type="float">
            <text:p>160</text:p>
          </table:table-cell>
          <table:table-cell office:value-type="float" office:value="25.077802" calcext:value-type="float">
            <text:p>25.077802</text:p>
          </table:table-cell>
          <table:table-cell table:formula="of:=[.$B$3]/[.C47]" office:value-type="float" office:value="4.50358448479656" calcext:value-type="float">
            <text:p>4.50358448479656</text:p>
          </table:table-cell>
          <table:table-cell office:value-type="float" office:value="0.016896" calcext:value-type="float">
            <text:p>0.016896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$I$3]/[.J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350" calcext:value-type="float">
            <text:p>350</text:p>
          </table:table-cell>
          <table:table-cell office:value-type="float" office:value="28.398684" calcext:value-type="float">
            <text:p>28.398684</text:p>
          </table:table-cell>
          <table:table-cell table:formula="of:=[.$B$3]/[.C48]" office:value-type="float" office:value="3.97694484716264" calcext:value-type="float">
            <text:p>3.97694484716264</text:p>
          </table:table-cell>
          <table:table-cell office:value-type="float" office:value="0.016553" calcext:value-type="float">
            <text:p>0.016553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$I$3]/[.J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650" calcext:value-type="float">
            <text:p>650</text:p>
          </table:table-cell>
          <table:table-cell office:value-type="float" office:value="48.165559" calcext:value-type="float">
            <text:p>48.165559</text:p>
          </table:table-cell>
          <table:table-cell table:formula="of:=[.$B$3]/[.C49]" office:value-type="float" office:value="2.34482900945881" calcext:value-type="float">
            <text:p>2.34482900945881</text:p>
          </table:table-cell>
          <table:table-cell office:value-type="float" office:value="0.005191" calcext:value-type="float">
            <text:p>0.005191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$I$3]/[.J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" calcext:value-type="float">
            <text:p>1</text:p>
          </table:table-cell>
          <table:table-cell office:value-type="float" office:value="14.010013" calcext:value-type="float">
            <text:p>14.010013</text:p>
          </table:table-cell>
          <table:table-cell table:formula="of:=[.$B$3]/[.C50]" office:value-type="float" office:value="8.06137724497472" calcext:value-type="float">
            <text:p>8.06137724497472</text:p>
          </table:table-cell>
          <table:table-cell office:value-type="float" office:value="0.179885" calcext:value-type="float">
            <text:p>0.179885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I$3]/[.J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5" calcext:value-type="float">
            <text:p>5</text:p>
          </table:table-cell>
          <table:table-cell office:value-type="float" office:value="13.371451" calcext:value-type="float">
            <text:p>13.371451</text:p>
          </table:table-cell>
          <table:table-cell table:formula="of:=[.$B$3]/[.C51]" office:value-type="float" office:value="8.44635335387311" calcext:value-type="float">
            <text:p>8.44635335387311</text:p>
          </table:table-cell>
          <table:table-cell office:value-type="float" office:value="0.124782" calcext:value-type="float">
            <text:p>0.124782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I$3]/[.J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0" calcext:value-type="float">
            <text:p>10</text:p>
          </table:table-cell>
          <table:table-cell office:value-type="float" office:value="14.055544" calcext:value-type="float">
            <text:p>14.055544</text:p>
          </table:table-cell>
          <table:table-cell table:formula="of:=[.$B$3]/[.C52]" office:value-type="float" office:value="8.0352635230625" calcext:value-type="float">
            <text:p>8.0352635230625</text:p>
          </table:table-cell>
          <table:table-cell office:value-type="float" office:value="0.177079" calcext:value-type="float">
            <text:p>0.177079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I$3]/[.J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0" calcext:value-type="float">
            <text:p>20</text:p>
          </table:table-cell>
          <table:table-cell office:value-type="float" office:value="13.519357" calcext:value-type="float">
            <text:p>13.519357</text:p>
          </table:table-cell>
          <table:table-cell table:formula="of:=[.$B$3]/[.C53]" office:value-type="float" office:value="8.35394760268554" calcext:value-type="float">
            <text:p>8.35394760268554</text:p>
          </table:table-cell>
          <table:table-cell office:value-type="float" office:value="0.115796" calcext:value-type="float">
            <text:p>0.11579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I$3]/[.J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50" calcext:value-type="float">
            <text:p>50</text:p>
          </table:table-cell>
          <table:table-cell office:value-type="float" office:value="14.400007" calcext:value-type="float">
            <text:p>14.400007</text:p>
          </table:table-cell>
          <table:table-cell table:formula="of:=[.$B$3]/[.C54]" office:value-type="float" office:value="7.84305174296096" calcext:value-type="float">
            <text:p>7.84305174296096</text:p>
          </table:table-cell>
          <table:table-cell office:value-type="float" office:value="0.132413" calcext:value-type="float">
            <text:p>0.132413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$I$3]/[.J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00" calcext:value-type="float">
            <text:p>100</text:p>
          </table:table-cell>
          <table:table-cell office:value-type="float" office:value="16.255399" calcext:value-type="float">
            <text:p>16.255399</text:p>
          </table:table-cell>
          <table:table-cell table:formula="of:=[.$B$3]/[.C55]" office:value-type="float" office:value="6.94784545122516" calcext:value-type="float">
            <text:p>6.94784545122516</text:p>
          </table:table-cell>
          <table:table-cell office:value-type="float" office:value="0.135441" calcext:value-type="float">
            <text:p>0.135441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I$3]/[.J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50" calcext:value-type="float">
            <text:p>250</text:p>
          </table:table-cell>
          <table:table-cell office:value-type="float" office:value="21.616549" calcext:value-type="float">
            <text:p>21.616549</text:p>
          </table:table-cell>
          <table:table-cell table:formula="of:=[.$B$3]/[.C56]" office:value-type="float" office:value="5.22470076051455" calcext:value-type="float">
            <text:p>5.22470076051455</text:p>
          </table:table-cell>
          <table:table-cell office:value-type="float" office:value="0.077393" calcext:value-type="float">
            <text:p>0.077393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$I$3]/[.J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400" calcext:value-type="float">
            <text:p>400</text:p>
          </table:table-cell>
          <table:table-cell office:value-type="float" office:value="34.927676" calcext:value-type="float">
            <text:p>34.927676</text:p>
          </table:table-cell>
          <table:table-cell table:formula="of:=[.$B$3]/[.C57]" office:value-type="float" office:value="3.23353892769734" calcext:value-type="float">
            <text:p>3.23353892769734</text:p>
          </table:table-cell>
          <table:table-cell office:value-type="float" office:value="0.089348" calcext:value-type="float">
            <text:p>0.089348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$I$3]/[.J57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27" calcext:value-type="float">
            <text:p>27</text:p>
          </table:table-cell>
          <table:table-cell office:value-type="float" office:value="173.186617" calcext:value-type="float">
            <text:p>173.186617</text:p>
          </table:table-cell>
          <table:table-cell table:formula="of:=[.$B$3]/[.C62]" office:value-type="float" office:value="0.652128911323442" calcext:value-type="float">
            <text:p>0.6521289113234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(srun –n 1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 (srun –n 2)</text:p>
          </table:table-cell>
          <table:table-cell office:value-type="float" office:value="27" calcext:value-type="float">
            <text:p>27</text:p>
          </table:table-cell>
          <table:table-cell office:value-type="float" office:value="89.102716" calcext:value-type="float">
            <text:p>89.102716</text:p>
          </table:table-cell>
          <table:table-cell table:formula="of:=[.$B$3]/[.C63]" office:value-type="float" office:value="1.26752589674146" calcext:value-type="float">
            <text:p>1.26752589674146</text:p>
          </table:table-cell>
          <table:table-cell office:value-type="float" office:value="0.002158" calcext:value-type="float">
            <text:p>0.002158</text:p>
          </table:table-cell>
          <table:table-cell table:number-columns-repeated="2"/>
          <table:table-cell office:value-type="string" calcext:value-type="string">
            <text:p>2 (srun –n 2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27" calcext:value-type="float">
            <text:p>27</text:p>
          </table:table-cell>
          <table:table-cell office:value-type="float" office:value="48.128444" calcext:value-type="float">
            <text:p>48.128444</text:p>
          </table:table-cell>
          <table:table-cell table:formula="of:=[.$B$3]/[.C64]" office:value-type="float" office:value="2.34663726090958" calcext:value-type="float">
            <text:p>2.34663726090958</text:p>
          </table:table-cell>
          <table:table-cell office:value-type="float" office:value="0.005378" calcext:value-type="float">
            <text:p>0.005378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27" calcext:value-type="float">
            <text:p>27</text:p>
          </table:table-cell>
          <table:table-cell office:value-type="float" office:value="24.304551" calcext:value-type="float">
            <text:p>24.304551</text:p>
          </table:table-cell>
          <table:table-cell table:formula="of:=[.$B$3]/[.C65]" office:value-type="float" office:value="4.64686634202788" calcext:value-type="float">
            <text:p>4.64686634202788</text:p>
          </table:table-cell>
          <table:table-cell office:value-type="float" office:value="0.131897" calcext:value-type="float">
            <text:p>0.131897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7" calcext:value-type="float">
            <text:p>27</text:p>
          </table:table-cell>
          <table:table-cell office:value-type="float" office:value="13.65783" calcext:value-type="float">
            <text:p>13.65783</text:p>
          </table:table-cell>
          <table:table-cell table:formula="of:=[.$B$3]/[.C66]" office:value-type="float" office:value="8.26924921455312" calcext:value-type="float">
            <text:p>8.26924921455312</text:p>
          </table:table-cell>
          <table:table-cell office:value-type="float" office:value="0.120874" calcext:value-type="float">
            <text:p>0.120874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0 (srun –n 20)</text:p>
          </table:table-cell>
          <table:table-cell office:value-type="float" office:value="27" calcext:value-type="float">
            <text:p>27</text:p>
          </table:table-cell>
          <table:table-cell office:value-type="float" office:value="14.311358" calcext:value-type="float">
            <text:p>14.311358</text:p>
          </table:table-cell>
          <table:table-cell table:formula="of:=[.$B$3]/[.C67]" office:value-type="float" office:value="7.89163404339407" calcext:value-type="float">
            <text:p>7.89163404339407</text:p>
          </table:table-cell>
          <table:table-cell office:value-type="float" office:value="0.394911" calcext:value-type="float">
            <text:p>0.394911</text:p>
          </table:table-cell>
          <table:table-cell table:number-columns-repeated="2"/>
          <table:table-cell office:value-type="string" calcext:value-type="string">
            <text:p>20 (srun –n 20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7" calcext:value-type="float">
            <text:p>27</text:p>
          </table:table-cell>
          <table:table-cell office:value-type="float" office:value="10.65536" calcext:value-type="float">
            <text:p>10.65536</text:p>
          </table:table-cell>
          <table:table-cell table:formula="of:=[.$B$3]/[.C68]" office:value-type="float" office:value="10.5993603219413" calcext:value-type="float">
            <text:p>10.5993603219413</text:p>
          </table:table-cell>
          <table:table-cell office:value-type="float" office:value="0.328285" calcext:value-type="float">
            <text:p>0.328285</text:p>
          </table:table-cell>
          <table:table-cell table:number-columns-repeated="2"/>
          <table:table-cell office:value-type="string" calcext:value-type="string">
            <text:p>25 (srun –n 25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27" calcext:value-type="float">
            <text:p>27</text:p>
          </table:table-cell>
          <table:table-cell office:value-type="float" office:value="10.214049" calcext:value-type="float">
            <text:p>10.214049</text:p>
          </table:table-cell>
          <table:table-cell table:formula="of:=[.$B$3]/[.C69]" office:value-type="float" office:value="11.057319188502" calcext:value-type="float">
            <text:p>11.057319188502</text:p>
          </table:table-cell>
          <table:table-cell office:value-type="float" office:value="0.723326" calcext:value-type="float">
            <text:p>0.723326</text:p>
          </table:table-cell>
          <table:table-cell table:number-columns-repeated="2"/>
          <table:table-cell office:value-type="string" calcext:value-type="string">
            <text:p>36 (srun –n 36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27" calcext:value-type="float">
            <text:p>27</text:p>
          </table:table-cell>
          <table:table-cell office:value-type="float" office:value="8.845873" calcext:value-type="float">
            <text:p>8.845873</text:p>
          </table:table-cell>
          <table:table-cell table:formula="of:=[.$B$3]/[.C70]" office:value-type="float" office:value="12.767535776288" calcext:value-type="float">
            <text:p>12.767535776288</text:p>
          </table:table-cell>
          <table:table-cell office:value-type="float" office:value="1.087796" calcext:value-type="float">
            <text:p>1.087796</text:p>
          </table:table-cell>
          <table:table-cell table:number-columns-repeated="2"/>
          <table:table-cell office:value-type="string" calcext:value-type="string">
            <text:p>49 (srun –n 49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7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55 (srun –n 55)</text:p>
          </table:table-cell>
          <table:table-cell office:value-type="float" office:value="27" calcext:value-type="float">
            <text:p>27</text:p>
          </table:table-cell>
          <table:table-cell office:value-type="float" office:value="12.878303" calcext:value-type="float">
            <text:p>12.878303</text:p>
          </table:table-cell>
          <table:table-cell table:formula="of:=[.$B$3]/[.C71]" office:value-type="float" office:value="8.7697890009266" calcext:value-type="float">
            <text:p>8.7697890009266</text:p>
          </table:table-cell>
          <table:table-cell office:value-type="float" office:value="2.074718" calcext:value-type="float">
            <text:p>2.074718</text:p>
          </table:table-cell>
          <table:table-cell table:number-columns-repeated="2"/>
          <table:table-cell office:value-type="string" calcext:value-type="string">
            <text:p>55 (srun –n 55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7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27" calcext:value-type="float">
            <text:p>27</text:p>
          </table:table-cell>
          <table:table-cell office:value-type="float" office:value="7.341422" calcext:value-type="float">
            <text:p>7.341422</text:p>
          </table:table-cell>
          <table:table-cell table:formula="of:=[.$B$3]/[.C72]" office:value-type="float" office:value="15.3839406044224" calcext:value-type="float">
            <text:p>15.3839406044224</text:p>
          </table:table-cell>
          <table:table-cell office:value-type="float" office:value="0.927029" calcext:value-type="float">
            <text:p>0.927029</text:p>
          </table:table-cell>
          <table:table-cell table:number-columns-repeated="2"/>
          <table:table-cell office:value-type="string" calcext:value-type="string">
            <text:p>64 (srun –n 64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72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/>
          <table:table-cell table:formula="of:=[.$B$3]/[.C77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/>
          <table:table-cell table:formula="of:=[.$I$3]/[.J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/>
          <table:table-cell table:formula="of:=[.$B$3]/[.C78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/>
          <table:table-cell table:formula="of:=[.$I$3]/[.J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/>
          <table:table-cell table:formula="of:=[.$B$3]/[.C79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/>
          <table:table-cell table:formula="of:=[.$I$3]/[.J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/>
          <table:table-cell table:formula="of:=[.$B$3]/[.C80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/>
          <table:table-cell table:formula="of:=[.$I$3]/[.J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/>
          <table:table-cell table:formula="of:=[.$B$3]/[.C81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/>
          <table:table-cell table:formula="of:=[.$I$3]/[.J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/>
          <table:table-cell table:formula="of:=[.$B$3]/[.C82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/>
          <table:table-cell table:formula="of:=[.$I$3]/[.J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/>
          <table:table-cell table:formula="of:=[.$B$3]/[.C83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/>
          <table:table-cell table:formula="of:=[.$I$3]/[.J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/>
          <table:table-cell table:formula="of:=[.$B$3]/[.C84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/>
          <table:table-cell table:formula="of:=[.$I$3]/[.J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/>
          <table:table-cell table:formula="of:=[.$B$3]/[.C85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/>
          <table:table-cell table:formula="of:=[.$I$3]/[.J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/>
          <table:table-cell table:formula="of:=[.$B$3]/[.C86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/>
          <table:table-cell table:formula="of:=[.$I$3]/[.J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/>
          <table:table-cell table:formula="of:=[.$B$3]/[.C87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/>
          <table:table-cell table:formula="of:=[.$I$3]/[.J8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/>
          <table:table-cell table:formula="of:=[.$B$3]/[.C88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/>
          <table:table-cell table:formula="of:=[.$I$3]/[.J88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/>
          <table:table-cell table:formula="of:=[.$B$3]/[.C93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/>
          <table:table-cell table:formula="of:=[.$I$3]/[.J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/>
          <table:table-cell table:formula="of:=[.$B$3]/[.C94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/>
          <table:table-cell table:formula="of:=[.$I$3]/[.J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/>
          <table:table-cell table:formula="of:=[.$B$3]/[.C95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/>
          <table:table-cell table:formula="of:=[.$I$3]/[.J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/>
          <table:table-cell table:formula="of:=[.$B$3]/[.C96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/>
          <table:table-cell table:formula="of:=[.$I$3]/[.J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/>
          <table:table-cell table:formula="of:=[.$B$3]/[.C97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/>
          <table:table-cell table:formula="of:=[.$I$3]/[.J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/>
          <table:table-cell table:formula="of:=[.$B$3]/[.C98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/>
          <table:table-cell table:formula="of:=[.$I$3]/[.J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/>
          <table:table-cell table:formula="of:=[.$B$3]/[.C99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/>
          <table:table-cell table:formula="of:=[.$I$3]/[.J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/>
          <table:table-cell table:formula="of:=[.$B$3]/[.C100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/>
          <table:table-cell table:formula="of:=[.$I$3]/[.J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/>
          <table:table-cell table:formula="of:=[.$B$3]/[.C101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/>
          <table:table-cell table:formula="of:=[.$I$3]/[.J1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/>
          <table:table-cell table:formula="of:=[.$B$3]/[.C102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/>
          <table:table-cell table:formula="of:=[.$I$3]/[.J10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/>
          <table:table-cell table:formula="of:=[.$B$3]/[.C103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/>
          <table:table-cell table:formula="of:=[.$I$3]/[.J10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/>
          <table:table-cell table:formula="of:=[.$B$3]/[.C104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/>
          <table:table-cell table:formula="of:=[.$I$3]/[.J104]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1:26:29.497313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08:54:48.291076284</meta:creation-date>
    <dc:date>2020-04-14T12:25:52.033112408</dc:date>
    <meta:editing-duration>PT8H20M45S</meta:editing-duration>
    <meta:editing-cycles>17</meta:editing-cycles>
    <meta:generator>LibreOffice/6.3.5.2$Linux_X86_64 LibreOffice_project/30$Build-2</meta:generator>
    <meta:document-statistic meta:table-count="1" meta:cell-count="662" meta:object-count="0"/>
  </office:meta>
</office:document-meta>
</file>